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list-style-name="L11">
      <style:text-properties style:font-name="Arial"/>
    </style:style>
    <style:style style:name="P3" style:family="paragraph" style:parent-style-name="Text_20_body" style:list-style-name="L11">
      <style:paragraph-properties fo:line-height="100%"/>
      <style:text-properties style:font-name="Arial"/>
    </style:style>
    <style:style style:name="T1" style:family="text">
      <style:text-properties fo:font-variant="normal" fo:text-transform="none" style:text-line-through-style="none" style:text-line-through-type="none" style:font-name="Arial" fo:font-size="12pt" fo:letter-spacing="normal" fo:font-style="normal" style:text-underline-style="none" fo:font-weight="normal" officeooo:rsid="0009818c" style:text-blinking="false" style:font-size-asian="12pt" style:font-size-complex="12pt"/>
    </style:style>
    <style:style style:name="T2" style:family="text">
      <style:text-properties fo:font-variant="normal" fo:text-transform="none" style:font-name="Arial" fo:font-size="12pt" fo:letter-spacing="normal" fo:font-style="normal" fo:font-weight="normal" style:font-size-asian="12pt" style:font-size-complex="12pt"/>
    </style:style>
    <style:style style:name="T3" style:family="text">
      <style:text-properties fo:font-variant="normal" fo:text-transform="none" style:font-name="Arial" fo:font-size="12pt" fo:letter-spacing="normal" fo:font-style="normal" fo:font-weight="normal" officeooo:rsid="0009818c" style:font-size-asian="12pt" style:font-size-complex="12pt"/>
    </style:style>
    <style:style style:name="T4" style:family="text">
      <style:text-properties fo:font-variant="normal" fo:text-transform="none" style:font-name="Arial" fo:font-size="12pt" fo:letter-spacing="normal" fo:font-style="normal" fo:font-weight="normal" officeooo:rsid="000c78f2" style:font-size-asian="12pt" style:font-size-complex="12pt"/>
    </style:style>
    <style:style style:name="T5" style:family="text">
      <style:text-properties officeooo:rsid="00085b99"/>
    </style:style>
    <style:style style:name="T6" style:family="text">
      <style:text-properties officeooo:rsid="0008deb8"/>
    </style:style>
    <style:style style:name="T7" style:family="text">
      <style:text-properties officeooo:rsid="0009818c"/>
    </style:style>
    <style:style style:name="T8" style:family="text">
      <style:text-properties officeooo:rsid="000ebb52"/>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ony Hansen</text:p>
      <text:p text:style-name="P1">CIS280-Online</text:p>
      <text:p text:style-name="P1">Assignment 1-Database Terms</text:p>
      <text:p text:style-name="P1">08/30/2014</text:p>
      <text:list xml:id="list299687495952521635" text:style-name="L11">
        <text:list-item>
          <text:p text:style-name="P2">In a database what is the function of a table? Is a table different from an entity?</text:p>
          <text:list>
            <text:list-header>
              <text:p text:style-name="P2">The tables store the information within databases. Essentially a database is a group of tables that are used together to organise information. An entity is the information stored within a part of the table.</text:p>
            </text:list-header>
          </text:list>
        </text:list-item>
        <text:list-item>
          <text:p text:style-name="P2">In a database what is a field?</text:p>
          <text:list>
            <text:list-header>
              <text:p text:style-name="P2">A field in a database is what most of us call columns in a spreadsheet. They organise and group the entities by types so that the tables are actually helpful in organising our data.</text:p>
            </text:list-header>
          </text:list>
        </text:list-item>
        <text:list-item>
          <text:p text:style-name="P2">What does SQL stand for?</text:p>
          <text:list>
            <text:list-header>
              <text:p text:style-name="P2">Structured Query Language</text:p>
            </text:list-header>
          </text:list>
        </text:list-item>
        <text:list-item>
          <text:p text:style-name="P2">What is ANSI and why should we care?</text:p>
          <text:list>
            <text:list-header>
              <text:p text:style-name="P2">ANSI is the American National Standards Institute. They oversee the development of products, services, or products, and check that they meet certain standards. Because SQL is monitored by ANSI, databases follow a general format for usage, making it easier to move between the different languages and greater portability between different systems.</text:p>
            </text:list-header>
          </text:list>
        </text:list-item>
        <text:list-item>
          <text:p text:style-name="P2">What are the 7 different ANSI SQL standards? List the name and year defined.</text:p>
          <text:list>
            <text:list-header>
              <text:p text:style-name="P3"><text:span text:style-name="T8">1) </text:span>SQL-86<text:tab/><text:tab/>SQL-87<text:tab/>1986</text:p>
              <text:p text:style-name="P3"><text:span text:style-name="T8">2) </text:span>SQL-89<text:tab/><text:tab/>FIPS127-1<text:tab/>1989</text:p>
              <text:p text:style-name="P3"><text:span text:style-name="T8">3) </text:span>SQL-92<text:tab/><text:tab/>SQL2<text:tab/><text:tab/>1992</text:p>
              <text:p text:style-name="P3"><text:span text:style-name="T8">4) </text:span>SQL: 1999<text:tab/>SQL3<text:tab/><text:tab/>1999</text:p>
              <text:p text:style-name="P3"><text:span text:style-name="T8">5) </text:span>SQL: 2003<text:tab/>SQL 2003<text:tab/>2003</text:p>
              <text:p text:style-name="P3"><text:span text:style-name="T8">6) </text:span>SQL: 2006<text:tab/>SQL 2006<text:tab/>2006</text:p>
              <text:p text:style-name="P3"><text:span text:style-name="T8">7) </text:span>SQL: 2008<text:tab/>SQL 2008<text:tab/>2008</text:p>
            </text:list-header>
          </text:list>
        </text:list-item>
        <text:list-item>
          <text:p text:style-name="P2">In SQL what does the SELECT clause do?</text:p>
          <text:list>
            <text:list-header>
              <text:p text:style-name="P2">It selects data from a database</text:p>
            </text:list-header>
          </text:list>
        </text:list-item>
        <text:list-item>
          <text:p text:style-name="P2">In SQL what does the FROM clause do?</text:p>
          <text:list>
            <text:list-header>
              <text:p text:style-name="P2">It selects the table where the data is to be manipulated or read.</text:p>
            </text:list-header>
          </text:list>
        </text:list-item>
        <text:list-item>
          <text:p text:style-name="P2"><text:soft-page-break/>In SQL what does the WHERE clause do?</text:p>
          <text:list>
            <text:list-header>
              <text:p text:style-name="P2">It refines the what is taken from the FROM clause to meet certain parameters.</text:p>
            </text:list-header>
          </text:list>
        </text:list-item>
        <text:list-item>
          <text:p text:style-name="P2">In a database what is a row? Is a row different from a record?</text:p>
          <text:list>
            <text:list-header>
              <text:p text:style-name="P2">A row is a set of related information as found in the database. Researching row and records led me to interesting discussions on stackoverflow.com and stackexchange.com. <text:s/>As far as I can tell, people often refer to rows and records as the same thing, but they are different. Rows are the logical name and actually what is used within the tables. Records are the physical name and used within applications and interfaces.</text:p>
            </text:list-header>
          </text:list>
        </text:list-item>
        <text:list-item>
          <text:p text:style-name="P2">In the context of database data storage what is redundancy and is it a good or bad thing?</text:p>
          <text:list>
            <text:list-header>
              <text:p text:style-name="P2">Redundancy is the unnecessary duplication of information. It is a bad thing because it normally causes inconsistencies within the database and wastes resources.</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30T11:37:49.639480508</meta:creation-date>
    <dc:date>2014-08-30T12:29:36.071167116</dc:date>
    <meta:editing-duration>PT36M2S</meta:editing-duration>
    <meta:editing-cycles>8</meta:editing-cycles>
    <meta:generator>LibreOffice/4.2.6.2$Linux_X86_64 LibreOffice_project/420$Build-2</meta:generator>
    <meta:document-statistic meta:table-count="0" meta:image-count="0" meta:object-count="0" meta:page-count="2" meta:paragraph-count="30" meta:word-count="408" meta:character-count="2276" meta:non-whitespace-character-count="1902"/>
  </office:meta>
</office:document-meta>
</file>